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59d" officeooo:paragraph-rsid="001ee59d" style:font-weight-asian="bold" style:font-weight-complex="bold"/>
    </style:style>
    <style:style style:name="P2" style:family="paragraph" style:parent-style-name="Standard">
      <style:text-properties fo:font-weight="bold" officeooo:rsid="00209394" officeooo:paragraph-rsid="00209394" style:font-weight-asian="bold" style:font-weight-complex="bold"/>
    </style:style>
    <style:style style:name="P3" style:family="paragraph" style:parent-style-name="Standard">
      <style:text-properties fo:font-weight="bold" officeooo:rsid="00257736" officeooo:paragraph-rsid="00257736" style:font-weight-asian="bold" style:font-weight-complex="bold"/>
    </style:style>
    <style:style style:name="P4" style:family="paragraph" style:parent-style-name="Standard">
      <style:text-properties fo:font-weight="normal" officeooo:rsid="001d04c9" officeooo:paragraph-rsid="001d04c9" style:font-weight-asian="normal" style:font-weight-complex="normal"/>
    </style:style>
    <style:style style:name="P5" style:family="paragraph" style:parent-style-name="Standard">
      <style:text-properties fo:font-weight="normal" officeooo:rsid="00217514" officeooo:paragraph-rsid="00217514" style:font-weight-asian="normal" style:font-weight-complex="normal"/>
    </style:style>
    <style:style style:name="P6" style:family="paragraph" style:parent-style-name="Standard">
      <style:text-properties fo:font-weight="normal" officeooo:rsid="001ee59d" officeooo:paragraph-rsid="001ee59d" style:font-weight-asian="normal" style:font-weight-complex="normal"/>
    </style:style>
    <style:style style:name="P7" style:family="paragraph" style:parent-style-name="Standard">
      <style:text-properties fo:font-weight="normal" officeooo:rsid="00229f7e" officeooo:paragraph-rsid="00229f7e" style:font-weight-asian="normal" style:font-weight-complex="normal"/>
    </style:style>
    <style:style style:name="P8" style:family="paragraph" style:parent-style-name="Standard">
      <style:text-properties fo:font-weight="normal" officeooo:rsid="00257736" officeooo:paragraph-rsid="00257736" style:font-weight-asian="normal" style:font-weight-complex="normal"/>
    </style:style>
    <style:style style:name="P9" style:family="paragraph" style:parent-style-name="Standard">
      <style:text-properties fo:color="#ce181e" fo:font-weight="bold" officeooo:rsid="00209394" officeooo:paragraph-rsid="00209394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229f7e" officeooo:paragraph-rsid="00229f7e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79a86" officeooo:paragraph-rsid="00279a86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8afd0" officeooo:paragraph-rsid="0028afd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a0849" officeooo:paragraph-rsid="002a0849" style:font-weight-asian="normal" style:font-weight-complex="normal"/>
    </style:style>
    <style:style style:name="P14" style:family="paragraph" style:parent-style-name="Standard">
      <style:text-properties fo:font-weight="bold" officeooo:rsid="00261e4f" officeooo:paragraph-rsid="00261e4f" style:font-weight-asian="bold" style:font-weight-complex="bold"/>
    </style:style>
    <style:style style:name="P15" style:family="paragraph" style:parent-style-name="Standard">
      <style:text-properties fo:font-weight="bold" officeooo:rsid="00261e4f" officeooo:paragraph-rsid="00279a86" style:font-weight-asian="bold" style:font-weight-complex="bold"/>
    </style:style>
    <style:style style:name="P16" style:family="paragraph" style:parent-style-name="Standard">
      <style:text-properties fo:font-weight="bold" officeooo:rsid="0026a6ec" officeooo:paragraph-rsid="0026a6ec" style:font-weight-asian="bold" style:font-weight-complex="bold"/>
    </style:style>
    <style:style style:name="P17" style:family="paragraph" style:parent-style-name="Standard">
      <style:text-properties fo:font-weight="bold" officeooo:rsid="00279a86" officeooo:paragraph-rsid="00279a86" style:font-weight-asian="bold" style:font-weight-complex="bold"/>
    </style:style>
    <style:style style:name="P18" style:family="paragraph" style:parent-style-name="Standard" style:list-style-name="L2">
      <style:text-properties fo:font-weight="bold" officeooo:rsid="00279a86" officeooo:paragraph-rsid="00279a86" style:font-weight-asian="bold" style:font-weight-complex="bold"/>
    </style:style>
    <style:style style:name="P19" style:family="paragraph" style:parent-style-name="Standard">
      <style:text-properties fo:color="#ce181e" fo:font-weight="bold" officeooo:rsid="00261e4f" officeooo:paragraph-rsid="00261e4f" style:font-weight-asian="bold" style:font-weight-complex="bold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b4177" officeooo:paragraph-rsid="001b417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dvanced React Concept Notes</text:p>
      <text:p text:style-name="P4">We will learn more about testing. </text:p>
      <text:p text:style-name="P4"/>
      <text:p text:style-name="P1">Create an app.test.js file</text:p>
      <text:p text:style-name="P1">Run npm run test to test your file.</text:p>
      <text:p text:style-name="P6"/>
      <text:p text:style-name="P9">More on Create-react-app</text:p>
      <text:p text:style-name="P2">This comes with Jest – automated test runner. </text:p>
      <text:p text:style-name="P5">This is useful for running tests in Jest.</text:p>
      <text:list xml:id="list1966520254" text:style-name="L1">
        <text:list-item>
          <text:p text:style-name="P10">Npm run test </text:p>
        </text:list-item>
        <text:list-item>
          <text:p text:style-name="P10">jest test runner starts up</text:p>
        </text:list-item>
        <text:list-item>
          <text:p text:style-name="P10">finds all files ending in .test.js and executes them</text:p>
        </text:list-item>
        <text:list-item>
          <text:p text:style-name="P10">prints our results of tests in terminal </text:p>
        </text:list-item>
        <text:list-item>
          <text:p text:style-name="P10">jest waits for a file to change, then runs all tests again</text:p>
        </text:list-item>
      </text:list>
      <text:p text:style-name="P7"/>
      <text:p text:style-name="P3">This app is about sending in a comment and testing it out. </text:p>
      <text:p text:style-name="P8"/>
      <text:p text:style-name="P19">Framework for testing</text:p>
      <text:p text:style-name="P14">Look at each individual part of your app. </text:p>
      <text:p text:style-name="P14">Imagine telling a friend here’s what this piece of code does. </text:p>
      <text:p text:style-name="P15">Write a test to verify each part does what it does. </text:p>
      <text:p text:style-name="P16">Basically → ENSURE THE PIECE OF APP DOES WHAT IT DOES. </text:p>
      <text:p text:style-name="P16"/>
      <text:p text:style-name="P17">Testing Design </text:p>
      <text:list xml:id="list4093489612" text:style-name="L2">
        <text:list-item>
          <text:p text:style-name="P18">App component </text:p>
          <text:list>
            <text:list-item>
              <text:p text:style-name="P11">shows comment box inside of it </text:p>
            </text:list-item>
            <text:list-item>
              <text:p text:style-name="P11">shows the comment list inside of it </text:p>
            </text:list-item>
          </text:list>
        </text:list-item>
        <text:list-item>
          <text:p text:style-name="P18">commentbox component</text:p>
          <text:list>
            <text:list-item>
              <text:p text:style-name="P11">shows a text area and a button </text:p>
            </text:list-item>
            <text:list-item>
              <text:p text:style-name="P11">users can enter input into the text area and submit it </text:p>
            </text:list-item>
            <text:list-item>
              <text:p text:style-name="P11">when the input is submitted, textarea should get emptied. </text:p>
            </text:list-item>
          </text:list>
        </text:list-item>
        <text:list-item>
          <text:p text:style-name="P18">commentlist component</text:p>
          <text:list>
            <text:list-item>
              <text:p text:style-name="P12">shows one ‘li’ element per comment </text:p>
            </text:list-item>
            <text:list-item>
              <text:p text:style-name="P12">text from each comment is visible </text:p>
            </text:list-item>
          </text:list>
        </text:list-item>
        <text:list-item>
          <text:p text:style-name="P18">commentsreducer</text:p>
          <text:list>
            <text:list-item>
              <text:p text:style-name="P12">properly hands actions with a type of ‘SAVE_COMMENT’</text:p>
            </text:list-item>
            <text:list-item>
              <text:p text:style-name="P12">doesn’t throw an error if it gets an action with any other type</text:p>
            </text:list-item>
          </text:list>
        </text:list-item>
        <text:list-item>
          <text:p text:style-name="P18">savecommentaction</text:p>
          <text:list>
            <text:list-item>
              <text:p text:style-name="P12">has a type of ‘SAVE_COMMENT’</text:p>
            </text:list-item>
            <text:list-item>
              <text:p text:style-name="P13">produces an action that has a payload of the new comments text</text:p>
            </text:list-item>
          </text:list>
        </text:list-item>
        <text:list-item>
          <text:p text:style-name="P18"/>
        </text:list-item>
      </text:lis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7:47:45.110802973</meta:creation-date>
    <dc:date>2019-04-22T20:45:59.998748143</dc:date>
    <meta:editing-duration>PT39M1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54" meta:character-count="1323" meta:non-whitespace-character-count="1107"/>
  </office:meta>
</office:document-meta>
</file>